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91cm"/>
    </style:style>
    <style:style style:name="co2" style:family="table-column">
      <style:table-column-properties fo:break-before="auto" style:column-width="5.914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4.182cm"/>
    </style:style>
    <style:style style:name="co5" style:family="table-column">
      <style:table-column-properties fo:break-before="auto" style:column-width="15.214cm"/>
    </style:style>
    <style:style style:name="co6" style:family="table-column">
      <style:table-column-properties fo:break-before="auto" style:column-width="14.443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854cm"/>
    </style:style>
    <style:style style:name="co9" style:family="table-column">
      <style:table-column-properties fo:break-before="auto" style:column-width="4.531cm"/>
    </style:style>
    <style:style style:name="co10" style:family="table-column">
      <style:table-column-properties fo:break-before="auto" style:column-width="4.378cm"/>
    </style:style>
    <style:style style:name="co11" style:family="table-column">
      <style:table-column-properties fo:break-before="auto" style:column-width="12.395cm"/>
    </style:style>
    <style:style style:name="co12" style:family="table-column">
      <style:table-column-properties fo:break-before="auto" style:column-width="1.757cm"/>
    </style:style>
    <style:style style:name="co13" style:family="table-column">
      <style:table-column-properties fo:break-before="auto" style:column-width="14.737cm"/>
    </style:style>
    <style:style style:name="co14" style:family="table-column">
      <style:table-column-properties fo:break-before="auto" style:column-width="26.114cm"/>
    </style:style>
    <style:style style:name="co15" style:family="table-column">
      <style:table-column-properties fo:break-before="auto" style:column-width="4.57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2.046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8pt" fo:language="en" fo:country="US" style:text-underline-style="solid" style:text-underline-width="auto" style:text-underline-color="font-color" fo:font-weight="bold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>
      <style:text-properties fo:font-size="12pt" fo:language="en" fo:country="US" fo:font-weight="bold"/>
    </style:style>
    <style:style style:name="ce4" style:family="table-cell" style:parent-style-name="Default">
      <style:table-cell-properties fo:background-color="#ff0000"/>
      <style:text-properties fo:language="en" fo:country="US"/>
    </style:style>
    <style:style style:name="ce5" style:family="table-cell" style:parent-style-name="Default">
      <style:table-cell-properties fo:background-color="#ffff99"/>
      <style:text-properties fo:language="en" fo:country="US"/>
    </style:style>
    <style:style style:name="ce6" style:family="table-cell" style:parent-style-name="Default">
      <style:table-cell-properties fo:background-color="#33cc66"/>
      <style:text-properties style:use-window-font-color="true" fo:language="en" fo:country="US" fo:font-weight="normal"/>
    </style:style>
    <style:style style:name="ce7" style:family="table-cell" style:parent-style-name="Default">
      <style:table-cell-properties fo:background-color="#23ff23"/>
      <style:text-properties fo:language="en" fo:country="US"/>
    </style:style>
    <style:style style:name="ce8" style:family="table-cell" style:parent-style-name="Default">
      <style:text-properties fo:language="en" fo:country="US" fo:font-weight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11" style:family="table-cell" style:parent-style-name="Default">
      <style:table-cell-properties fo:background-color="transparent"/>
      <style:text-properties fo:language="en" fo:country="US"/>
    </style:style>
    <style:style style:name="ce12" style:family="table-cell" style:parent-style-name="Default">
      <style:table-cell-properties fo:background-color="#ff0000"/>
      <style:text-properties fo:language="en" fo:country="US" fo:font-weight="normal"/>
    </style:style>
    <style:style style:name="ce13" style:family="table-cell" style:parent-style-name="Default">
      <style:table-cell-properties fo:background-color="#33cc66"/>
      <style:text-properties style:use-window-font-color="true" fo:language="en" fo:country="US"/>
    </style:style>
    <style:style style:name="ce14" style:family="table-cell" style:parent-style-name="Default">
      <style:text-properties fo:font-size="12pt" fo:language="en" fo:country="US"/>
    </style:style>
    <style:style style:name="ce15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 fo:margin-left="0cm"/>
      <style:text-properties fo:font-size="12pt" fo:language="en" fo:country="US" fo:font-weight="bold"/>
    </style:style>
    <style:style style:name="ce16" style:family="table-cell" style:parent-style-name="Default">
      <style:table-cell-properties fo:background-color="#33cc66"/>
      <style:text-properties fo:language="en" fo:country="US"/>
    </style:style>
    <style:style style:name="ce17" style:family="table-cell" style:parent-style-name="Default">
      <style:table-cell-properties fo:background-color="#23ff23"/>
    </style:style>
    <style:style style:name="ce18" style:family="table-cell" style:parent-style-name="Default">
      <style:table-cell-properties fo:background-color="#23ff23"/>
      <style:text-properties style:use-window-font-color="true" fo:language="en" fo:country="US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ext-properties fo:font-size="12pt" fo:font-weight="bold"/>
    </style:style>
    <style:style style:name="ce22" style:family="table-cell" style:parent-style-name="Default">
      <style:text-properties fo:font-weight="bold"/>
    </style:style>
    <style:style style:name="ce23" style:family="table-cell" style:parent-style-name="Default">
      <style:table-cell-properties style:text-align-source="value-type" style:repeat-content="false"/>
      <style:paragraph-properties fo:margin-left="0cm"/>
    </style:style>
    <style:style style:name="ce24" style:family="table-cell" style:parent-style-name="Default">
      <style:text-properties fo:font-weight="normal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6" style:family="table-cell" style:parent-style-name="Default">
      <style:text-properties fo:font-size="12pt" fo:font-weight="normal"/>
    </style:style>
    <style:style style:name="ce27" style:family="table-cell" style:parent-style-name="Default">
      <style:text-properties style:font-name="Arial" fo:font-weight="normal"/>
    </style:style>
    <style:style style:name="ce28" style:family="table-cell" style:parent-style-name="Default">
      <style:table-cell-properties fo:background-color="#23ff23"/>
      <style:text-properties fo:font-weight="normal"/>
    </style:style>
    <style:style style:name="ce29" style:family="table-cell" style:parent-style-name="Default">
      <style:table-cell-properties fo:background-color="#00ff00"/>
      <style:text-properties fo:font-weight="normal"/>
    </style:style>
    <style:style style:name="ce30" style:family="table-cell" style:parent-style-name="Default">
      <style:table-cell-properties fo:background-color="#23ff23"/>
      <style:text-properties style:use-window-font-color="true" fo:font-weight="normal"/>
    </style:style>
    <style:style style:name="ce31" style:family="table-cell" style:parent-style-name="Default">
      <style:table-cell-properties fo:background-color="#ffff99"/>
      <style:text-properties fo:font-weight="normal"/>
    </style:style>
    <style:style style:name="ce32" style:family="table-cell" style:parent-style-name="Default">
      <style:table-cell-properties fo:background-color="transparent"/>
      <style:text-properties fo:font-weight="normal"/>
    </style:style>
    <style:style style:name="ce33" style:family="table-cell" style:parent-style-name="Default">
      <style:table-cell-properties fo:background-color="#ff0000"/>
      <style:text-properties fo:font-weight="normal"/>
    </style:style>
    <style:style style:name="ce34" style:family="table-cell" style:parent-style-name="Default">
      <style:table-cell-properties fo:background-color="transparent"/>
      <style:text-properties style:font-name="Arial" fo:font-size="10pt" fo:language="en" fo:country="US" fo:font-weight="normal" style:language-asian="en" style:country-asian="US" style:language-complex="en" style:country-complex="US"/>
    </style:style>
    <style:style style:name="ce35" style:family="table-cell" style:parent-style-name="Default">
      <style:table-cell-properties fo:background-color="transparent"/>
      <style:text-properties style:font-name="Arial"/>
    </style:style>
    <style:style style:name="T1" style:family="text">
      <style:text-properties style:use-window-font-color="true" style:font-name="Arial" fo:font-size="10pt"/>
    </style:style>
    <style:style style:name="T2" style:family="text">
      <style:text-properties style:use-window-font-color="true" style:font-name="Arial" fo:font-size="10pt" style:font-name-asian="Courier New" style:font-size-asian="10pt" style:font-name-complex="Courier New" style:font-size-complex="5.69999980926514pt"/>
    </style:style>
    <style:style style:name="T3" style:family="text">
      <style:text-properties style:font-name="Arial" fo:font-size="10pt"/>
    </style:style>
    <style:style style:name="T4" style:family="text">
      <style:text-properties fo:color="#000000" style:font-name="Arial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PHP File List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number-columns-repeated="4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39" table:default-cell-style-name="ce2"/>
        <table:table-column table:style-name="co7" table:number-columns-repeated="5" table:default-cell-style-name="Default"/>
        <table:table-row table:style-name="ro1">
          <table:table-cell table:style-name="ce1" office:value-type="string">
            <text:p>Joomla! 1.5 Code Audit</text:p>
          </table:table-cell>
          <table:table-cell table:style-name="ce1"/>
          <table:table-cell table:number-columns-repeated="251"/>
        </table:table-row>
        <table:table-row table:style-name="ro2">
          <table:table-cell table:style-name="ce2" table:number-columns-repeated="2"/>
          <table:table-cell table:number-columns-repeated="251"/>
        </table:table-row>
        <table:table-row table:style-name="ro3">
          <table:table-cell table:style-name="ce3" office:value-type="string">
            <text:p>Status Codes</text:p>
          </table:table-cell>
          <table:table-cell table:style-name="ce3"/>
          <table:table-cell table:style-name="ce14" table:number-columns-repeated="246"/>
          <table:table-cell table:number-columns-repeated="5"/>
        </table:table-row>
        <table:table-row table:style-name="ro2">
          <table:table-cell table:style-name="ce4" office:value-type="string">
            <text:p>Needs attention!</text:p>
          </table:table-cell>
          <table:table-cell table:style-name="ce12" office:value-type="string">
            <text:p>Red</text:p>
          </table:table-cell>
          <table:table-cell table:style-name="ce12" table:number-columns-repeated="246"/>
          <table:table-cell table:style-name="ce20" table:number-columns-repeated="5"/>
        </table:table-row>
        <table:table-row table:style-name="ro2">
          <table:table-cell table:style-name="ce5" office:value-type="string">
            <text:p>Work in Progress</text:p>
          </table:table-cell>
          <table:table-cell table:style-name="ce5" office:value-type="string">
            <text:p>Yellow 2</text:p>
          </table:table-cell>
          <table:table-cell table:style-name="ce5" table:number-columns-repeated="251"/>
        </table:table-row>
        <table:table-row table:style-name="ro2">
          <table:table-cell table:style-name="ce6" office:value-type="string">
            <text:p>No Check needed (N/A)</text:p>
          </table:table-cell>
          <table:table-cell table:style-name="ce13" office:value-type="string">
            <text:p>Green 6</text:p>
          </table:table-cell>
          <table:table-cell table:style-name="ce13" table:number-columns-repeated="251"/>
        </table:table-row>
        <table:table-row table:style-name="ro2">
          <table:table-cell table:style-name="ce7" office:value-type="string">
            <text:p>Checked (Please state last checked revision)</text:p>
          </table:table-cell>
          <table:table-cell table:style-name="ce7" office:value-type="string">
            <text:p>Green 8</text:p>
          </table:table-cell>
          <table:table-cell table:style-name="ce7" table:number-columns-repeated="251"/>
        </table:table-row>
        <table:table-row table:style-name="ro2">
          <table:table-cell table:style-name="Default"/>
          <table:table-cell table:number-columns-repeated="252"/>
        </table:table-row>
        <table:table-row table:style-name="ro4">
          <table:table-cell table:style-name="ce3" office:value-type="string">
            <text:p>Folder</text:p>
          </table:table-cell>
          <table:table-cell table:style-name="ce3" office:value-type="string">
            <text:p>File</text:p>
          </table:table-cell>
          <table:table-cell table:style-name="ce15" office:value-type="string">
            <text:p>Input Filtering</text:p>
          </table:table-cell>
          <table:table-cell table:style-name="ce15" office:value-type="string">
            <text:p>File Inclusion</text:p>
          </table:table-cell>
          <table:table-cell table:style-name="ce15" office:value-type="string">
            <text:p>SQL Injection</text:p>
          </table:table-cell>
          <table:table-cell table:style-name="ce15" office:value-type="string">
            <text:p>Output Filtering</text:p>
          </table:table-cell>
          <table:table-cell table:style-name="ce15"/>
          <table:table-cell table:style-name="ce3" table:number-columns-repeated="241"/>
          <table:table-cell table:number-columns-repeated="5"/>
        </table:table-row>
        <table:table-row table:style-name="ro2">
          <table:table-cell table:style-name="ce8" office:value-type="string">
            <text:p>Filelist Revision: 7778</text:p>
          </table:table-cell>
          <table:table-cell table:style-name="ce8"/>
          <table:table-cell table:number-columns-repeated="4" table:style-name="ce8" office:value-type="string">
            <text:p>Rev.</text:p>
          </table:table-cell>
          <table:table-cell table:style-name="ce8" office:value-type="string">
            <text:p>Comment</text:p>
          </table:table-cell>
          <table:table-cell table:style-name="ce8" table:number-columns-repeated="241"/>
          <table:table-cell table:number-columns-repeated="5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HANGELOG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onfiguration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OPYRIGHT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dex.php</text:p>
          </table:table-cell>
          <table:table-cell table:style-name="ce7" office:value-type="float" office:value="7544">
            <text:p>7544</text:p>
          </table:table-cell>
          <table:table-cell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dex2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STALL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LICENSE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2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3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admin.admin.html.php</text:p>
          </table:table-cell>
          <table:table-cell table:style-name="ce7" office:value-type="float" office:value="7718">
            <text:p>7718</text:p>
          </table:table-cell>
          <table:table-cell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admin.admin.php</text:p>
          </table:table-cell>
          <table:table-cell table:style-name="ce7" office:value-type="float" office:value="7893">
            <text:p>7893</text:p>
          </table:table-cell>
          <table:table-cell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toolbar.admin.html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toolbar.admin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navigation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config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directory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phpinfo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phpsettings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system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</text:p>
          </table:table-cell>
          <table:table-cell table:style-name="ce9" office:value-type="string">
            <text:p>admin.banners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controller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controllers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elements</text:p>
          </table:table-cell>
          <table:table-cell table:style-name="ce9" office:value-type="string">
            <text:p>banner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helper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table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tables</text:p>
          </table:table-cell>
          <table:table-cell table:style-name="ce9" office:value-type="string">
            <text:p>banner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view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views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admin.cache.html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admin.cache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cache.class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toolbar.cache.html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toolbar.cache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admin.categories.html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admin.categories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toolbar.categories.html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toolbar.categories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admin.checkin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toolbar.checkin.html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toolbar.checkin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admin.config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toolbar.config.html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toolbar.config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controller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2"/>
          <table:table-cell office:value-type="string">
            <text:p>Use UTF-8 compatible version of adslashes? Plus: Bug, “ is being escaped as \”, but written within single quotes.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controllers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models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cache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database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debug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feeds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ftp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locale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mail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metadata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o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rver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ssion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ite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ystem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ftp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navigation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compon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admin.contac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admin.contac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toolbar.contact.html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toolbar.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/element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/helpers</text:p>
          </table:table-cell>
          <table:table-cell table:style-name="ce9" office:value-type="string">
            <text:p>vcard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/table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admin.conten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admin.conten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toolbar.conten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toolbar.conten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/elements</text:p>
          </table:table-cell>
          <table:table-cell table:style-name="ce9" office:value-type="string">
            <text:p>article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/elements</text:p>
          </table:table-cell>
          <table:table-cell table:style-name="ce9" office:value-type="string">
            <text:p>author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/helper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2"/>
          <table:table-cell office:value-type="string">
            <text:p>Shouldn't the folder be helper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/models</text:p>
          </table:table-cell>
          <table:table-cell table:style-name="ce9" office:value-type="string">
            <text:p>elemen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/views/elem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admin.cpanel.html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admin.cpane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toolbar.cpanel.html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toolbar.cpane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frontpage</text:p>
          </table:table-cell>
          <table:table-cell table:style-name="ce9" office:value-type="string">
            <text:p>admin.frontpage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frontpage/table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frontpage/view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admin.installer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components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extension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instal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languages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plugins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templates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component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component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component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default</text:p>
          </table:table-cell>
          <table:table-cell table:style-name="Default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default/tmpl</text:p>
          </table:table-cell>
          <table:table-cell table:style-name="Default" office:value-type="string">
            <text:p>default_ftp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default/tmpl</text:p>
          </table:table-cell>
          <table:table-cell table:style-name="Default" office:value-type="string">
            <text:p>default_messag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insta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install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insta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languag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languag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languag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modul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modul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modul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plugin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plugin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plugin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templat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templat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templat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admin.languages.htm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admin.languages.php</text:p>
          </table:table-cell>
          <table:table-cell table:number-columns-repeated="2" table:style-name="ce17" office:value-type="float" office:value="7801">
            <text:p>780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toolbar.languages.html.php</text:p>
          </table:table-cell>
          <table:table-cell table:number-columns-repeated="2" table:style-name="ce7" office:value-type="float" office:value="7754">
            <text:p>775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toolbar.languages.php</text:p>
          </table:table-cell>
          <table:table-cell table:number-columns-repeated="2" table:style-name="ce7" office:value-type="float" office:value="7754">
            <text:p>775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login</text:p>
          </table:table-cell>
          <table:table-cell table:style-name="ce9" office:value-type="string">
            <text:p>admin.login.php</text:p>
          </table:table-cell>
          <table:table-cell table:style-name="ce7" office:value-type="float" office:value="7887">
            <text:p>7887</text:p>
          </table:table-cell>
          <table:table-cell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admin.massmail.htm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admin.massmail.php</text:p>
          </table:table-cell>
          <table:table-cell table:number-columns-repeated="2" table:style-name="ce7" office:value-type="float" office:value="7754">
            <text:p>775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toolbar.massmail.htm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toolbar.massmai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html.php</text:p>
          </table:table-cell>
          <table:table-cell table:number-columns-repeated="2" table:style-name="ce7" office:value-type="float" office:value="7885">
            <text:p>788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php</text:p>
          </table:table-cell>
          <table:table-cell table:number-columns-repeated="2" table:style-name="ce7" office:value-type="float" office:value="7885">
            <text:p>7885</text:p>
          </table:table-cell>
          <table:table-cell table:number-columns-repeated="2"/>
          <table:table-cell office:value-type="string">
            <text:p>access from the frontend limited to certain function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popup.php</text:p>
          </table:table-cell>
          <table:table-cell table:number-columns-repeated="2" table:style-name="ce7" office:value-type="float" office:value="7885">
            <text:p>788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toolbar.media.html.php</text:p>
          </table:table-cell>
          <table:table-cell table:number-columns-repeated="2" table:style-name="ce7" office:value-type="float" office:value="7880">
            <text:p>78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toolbar.media.php</text:p>
          </table:table-cell>
          <table:table-cell table:number-columns-repeated="2" table:style-name="ce7" office:value-type="float" office:value="7880">
            <text:p>78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dia/helpers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885">
            <text:p>788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</text:p>
          </table:table-cell>
          <table:table-cell table:style-name="ce9" office:value-type="string">
            <text:p>admin.menus.php</text:p>
          </table:table-cell>
          <table:table-cell table:number-columns-repeated="2" table:style-name="ce7" office:value-type="float" office:value="7769">
            <text:p>776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69">
            <text:p>776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classes</text:p>
          </table:table-cell>
          <table:table-cell table:style-name="ce9" office:value-type="string">
            <text:p>ilink.php</text:p>
          </table:table-cell>
          <table:table-cell table:number-columns-repeated="2" table:style-name="ce7" office:value-type="float" office:value="7768">
            <text:p>776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helper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item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menutype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item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item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item/tmpl</text:p>
          </table:table-cell>
          <table:table-cell table:style-name="ce9" office:value-type="string">
            <text:p>typ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lis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copy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mov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menu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copy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delet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edit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admin.messag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admin.messages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toolbar.messag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toolbar.messages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ssages/tables</text:p>
          </table:table-cell>
          <table:table-cell table:style-name="ce9" office:value-type="string">
            <text:p>messag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admin.modul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admin.modules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toolbar.modules.html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toolbar.modules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5">
          <table:table-cell table:style-name="ce10" office:value-type="string">
            <text:p>/administrator/components/com_modules/helpers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odules/models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admin.newsfeed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admin.newsfeeds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toolbar.newsfeeds.htm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toolbar.newsfeeds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newsfeeds/element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newsfeeds/table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lugins</text:p>
          </table:table-cell>
          <table:table-cell table:style-name="ce9" office:value-type="string">
            <text:p>admin.plugins.htm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lugins</text:p>
          </table:table-cell>
          <table:table-cell table:style-name="ce9" office:value-type="string">
            <text:p>admin.plugins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admin.pol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toolbar.poll.htm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toolbar.pol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/element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/table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/views/po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arch</text:p>
          </table:table-cell>
          <table:table-cell table:style-name="ce9" office:value-type="string">
            <text:p>admin.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arch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arch/helpers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arch/models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arch/views/search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arch/views/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admin.sections.html.php</text:p>
          </table:table-cell>
          <table:table-cell table:number-columns-repeated="2" table:style-name="ce7" office:value-type="float" office:value="7799">
            <text:p>779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admin.sections.php</text:p>
          </table:table-cell>
          <table:table-cell table:number-columns-repeated="2" table:style-name="ce17" office:value-type="float" office:value="7801">
            <text:p>780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toolbar.sections.html.php</text:p>
          </table:table-cell>
          <table:table-cell table:number-columns-repeated="2" table:style-name="ce17" office:value-type="float" office:value="7801">
            <text:p>780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toolbar.sections.php</text:p>
          </table:table-cell>
          <table:table-cell table:number-columns-repeated="2" table:style-name="ce7" office:value-type="float" office:value="7799">
            <text:p>779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admin.templates.html.php</text:p>
          </table:table-cell>
          <table:table-cell table:number-columns-repeated="2" table:style-name="ce7" office:value-type="float" office:value="7814">
            <text:p>78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admin.templates.php</text:p>
          </table:table-cell>
          <table:table-cell table:number-columns-repeated="2" table:style-name="ce7" office:value-type="float" office:value="7814">
            <text:p>78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814">
            <text:p>7814</text:p>
          </table:table-cell>
          <table:table-cell table:number-columns-repeated="2"/>
          <table:table-cell office:value-type="string">
            <text:p>Template-Params need check before sav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toolbar.templates.html.php</text:p>
          </table:table-cell>
          <table:table-cell table:number-columns-repeated="2" table:style-name="ce7" office:value-type="float" office:value="7813">
            <text:p>781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toolbar.templates.php</text:p>
          </table:table-cell>
          <table:table-cell table:number-columns-repeated="2" table:style-name="ce7" office:value-type="float" office:value="7813">
            <text:p>781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emplates/helpers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admin.trash.html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admin.trash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toolbar.trash.html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toolbar.trash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admin.users.html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admin.user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2"/>
          <table:table-cell office:value-type="string">
            <text:p>who has access to changing user stuff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toolbar.users.html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toolbar.user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users.clas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controller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model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model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table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views/weblink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views/weblink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views/weblink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views/weblink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544">
            <text:p>754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44">
            <text:p>754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toolbar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error.lib.php</text:p>
          </table:table-cell>
          <table:table-cell table:number-columns-repeated="2" table:style-name="ce7" office:value-type="float" office:value="7888">
            <text:p>78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tar.lib.php</text:p>
          </table:table-cell>
          <table:table-cell table:number-columns-repeated="2" table:style-name="ce7" office:value-type="float" office:value="7889">
            <text:p>788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trace.lib.php</text:p>
          </table:table-cell>
          <table:table-cell table:number-columns-repeated="2" table:style-name="ce7" office:value-type="float" office:value="7888">
            <text:p>78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zip.lib.php</text:p>
          </table:table-cell>
          <table:table-cell table:number-columns-repeated="2" table:style-name="ce7" office:value-type="float" office:value="7888">
            <text:p>7888</text:p>
          </table:table-cell>
          <table:table-cell table:number-columns-repeated="2"/>
          <table:table-cell office:value-type="string">
            <text:p>eval(). lib not used in Joomla!, eval not checked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zip.lib.php</text:p>
          </table:table-cell>
          <table:table-cell table:number-columns-repeated="2" table:style-name="ce7" office:value-type="float" office:value="7888">
            <text:p>7888</text:p>
          </table:table-cell>
          <table:table-cell table:number-columns-repeated="2"/>
          <table:table-cell office:value-type="string">
            <text:p>eval(). lib not used in Joomla!, eval not checked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fee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feed</text:p>
          </table:table-cell>
          <table:table-cell table:style-name="ce9" office:value-type="string">
            <text:p>mod_feed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footer</text:p>
          </table:table-cell>
          <table:table-cell table:style-name="ce9" office:value-type="string">
            <text:p>mod_footer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latest</text:p>
          </table:table-cell>
          <table:table-cell table:style-name="ce9" office:value-type="string">
            <text:p>mod_latest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logged</text:p>
          </table:table-cell>
          <table:table-cell table:style-name="ce9" office:value-type="string">
            <text:p>mod_logged.php</text:p>
          </table:table-cell>
          <table:table-cell table:number-columns-repeated="2" table:style-name="ce7" office:value-type="float" office:value="7605">
            <text:p>76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login</text:p>
          </table:table-cell>
          <table:table-cell table:style-name="ce9" office:value-type="string">
            <text:p>mod_login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mod_menu.php</text:p>
          </table:table-cell>
          <table:table-cell table:number-columns-repeated="2" table:style-name="ce7" office:value-type="float" office:value="7605">
            <text:p>76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online</text:p>
          </table:table-cell>
          <table:table-cell table:style-name="ce9" office:value-type="string">
            <text:p>mod_online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popular</text:p>
          </table:table-cell>
          <table:table-cell table:style-name="ce9" office:value-type="string">
            <text:p>mod_popular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quickicon</text:p>
          </table:table-cell>
          <table:table-cell table:style-name="ce9" office:value-type="string">
            <text:p>mod_quickicon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stats</text:p>
          </table:table-cell>
          <table:table-cell table:style-name="ce9" office:value-type="string">
            <text:p>mod_stats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status</text:p>
          </table:table-cell>
          <table:table-cell table:style-name="ce9" office:value-type="string">
            <text:p>mod_status.php</text:p>
          </table:table-cell>
          <table:table-cell table:number-columns-repeated="2" table:style-name="ce7" office:value-type="float" office:value="7605">
            <text:p>76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submenu</text:p>
          </table:table-cell>
          <table:table-cell table:style-name="ce9" office:value-type="string">
            <text:p>mod_submenu.php</text:p>
          </table:table-cell>
          <table:table-cell table:number-columns-repeated="2" table:style-name="ce7" office:value-type="float" office:value="7605">
            <text:p>76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title</text:p>
          </table:table-cell>
          <table:table-cell table:style-name="ce9" office:value-type="string">
            <text:p>mod_title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toolbar</text:p>
          </table:table-cell>
          <table:table-cell table:style-name="ce9" office:value-type="string">
            <text:p>mod_toolbar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unread</text:p>
          </table:table-cell>
          <table:table-cell table:style-name="ce9" office:value-type="string">
            <text:p>mod_unread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template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403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404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500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cpanel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605">
            <text:p>76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login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khepri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khepri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banners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banners/model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model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42"/>
        </table:table-row>
        <table:table-row table:style-name="ro2">
          <table:table-cell table:style-name="ce9" office:value-type="string">
            <text:p>/components/com_contact/views/contac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_address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42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42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679">
            <text:p>7679</text:p>
          </table:table-cell>
          <table:table-cell table:style-name="ce7" office:value-type="float" office:value="7677">
            <text:p>7677</text:p>
          </table:table-cell>
          <table:table-cell table:number-columns-repeated="2"/>
          <table:table-cell office:value-type="string">
            <text:p>line 249: logical error? everyone can check in content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icon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query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route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archive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article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chiv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chive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chiv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ticl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ticle</text:p>
          </table:table-cell>
          <table:table-cell table:style-name="ce9" office:value-type="string">
            <text:p>view.pdf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frontpage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frontpag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section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section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ailto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ailto</text:p>
          </table:table-cell>
          <table:table-cell table:style-name="ce9" office:value-type="string">
            <text:p>mailto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ailto/views/mailto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ailto/views/mailto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ailto/views/sen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ailto/views/sen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edia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edia/helpers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newsfeeds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categorie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categori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newsfeed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news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/model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/views/po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/views/poll/tmpl</text:p>
          </table:table-cell>
          <table:table-cell table:style-name="ce9" office:value-type="string">
            <text:p>default_graph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/views/po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/views/search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error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results.php</text:p>
          </table:table-cell>
          <table:table-cell table:style-name="ce7" office:value-type="float" office:value="7891">
            <text:p>7891</text:p>
          </table:table-cell>
          <table:table-cell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887">
            <text:p>7887</text:p>
          </table:table-cell>
          <table:table-cell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models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login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_login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_logou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lostpas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lostpas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register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register/tmpl</text:p>
          </table:table-cell>
          <table:table-cell table:style-name="ce9" office:value-type="string">
            <text:p>default_message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regist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user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us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user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2"/>
          <table:table-cell office:value-type="string">
            <text:p>check if editing is only possible for publisher+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controller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categorie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categori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weblink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weblink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rapper</text:p>
          </table:table-cell>
          <table:table-cell table:style-name="ce9" office:value-type="string">
            <text:p>wrapper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rapper/views/wrapper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rapper/views/wrapp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544">
            <text:p>7544</text:p>
          </table:table-cell>
          <table:table-cell table:style-name="ce7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atabase.mysqli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eedcreator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oot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style-name="ce16" office:value-type="float" office:value="7075">
            <text:p>707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gacl_api.clas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gacl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HTML_toolb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joomla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mambo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mamboxml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vcard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Archive</text:p>
          </table:table-cell>
          <table:table-cell table:style-name="ce9" office:value-type="string">
            <text:p>T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includ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lite_includ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lite_pars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rss_lit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r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PEAR</text:p>
          </table:table-cell>
          <table:table-cell table:style-name="ce9" office:value-type="string">
            <text:p>PE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phpInputFilter</text:p>
          </table:table-cell>
          <table:table-cell table:style-name="ce9" office:value-type="string">
            <text:p>class.inputfilt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phpmailer</text:p>
          </table:table-cell>
          <table:table-cell table:style-name="ce9" office:value-type="string">
            <text:p>class.phpmail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phpmailer</text:p>
          </table:table-cell>
          <table:table-cell table:style-name="ce9" office:value-type="string">
            <text:p>class.smtp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</text:p>
          </table:table-cell>
          <table:table-cell table:style-name="ce9" office:value-type="string">
            <text:p>index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application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bigdump.php</text:p>
          </table:table-cell>
          <table:table-cell table:number-columns-repeated="4"/>
          <table:table-cell office:value-type="string">
            <text:p>Install Application, should usually be deleted after installation. mysql_ checked directly (safe, but not nice)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defines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framework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/js</text:p>
          </table:table-cell>
          <table:table-cell table:style-name="ce9" office:value-type="string">
            <text:p>xajaxCompress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/xajax</text:p>
          </table:table-cell>
          <table:table-cell table:style-name="ce9" office:value-type="string">
            <text:p>xajax.inc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/xajax</text:p>
          </table:table-cell>
          <table:table-cell table:style-name="ce9" office:value-type="string">
            <text:p>xajaxResponse.inc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controller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helper.php</text:p>
          </table:table-cell>
          <table:table-cell table:number-columns-repeated="4"/>
          <table:table-cell office:value-type="string">
            <text:p>Install Application, should usually be deleted after installation. mysql_functions checked directly, use JDatabase::getConnectors instead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installer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jajax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staller/models</text:p>
          </table:table-cell>
          <table:table-cell table:style-name="ce9" office:value-type="string">
            <text:p>model.php</text:p>
          </table:table-cell>
          <table:table-cell table:number-columns-repeated="4"/>
          <table:table-cell office:value-type="string">
            <text:p>Install Application, should usually be deleted after installation. Input filtering very difficult due to JInstallationModel::getVars. mysql_functions checked directly, use JDatabase::getConnectors instead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staller/views/install</text:p>
          </table:table-cell>
          <table:table-cell table:style-name="ce9" office:value-type="string">
            <text:p>view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template</text:p>
          </table:table-cell>
          <table:table-cell table:style-name="ce9" office:value-type="string">
            <text:p>index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anguage/en-GB</text:p>
          </table:table-cell>
          <table:table-cell table:style-name="ce9" office:value-type="string">
            <text:p>en-GB.ignore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anguage/pdf_fonts</text:p>
          </table:table-cell>
          <table:table-cell table:style-name="ce9" office:value-type="string">
            <text:p>vera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</text:p>
          </table:table-cell>
          <table:table-cell table:style-name="ce9" office:value-type="string">
            <text:p>loader.php</text:p>
          </table:table-cell>
          <table:table-cell table:number-columns-repeated="2" table:style-name="ce7" office:value-type="float" office:value="7893">
            <text:p>7893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archive</text:p>
          </table:table-cell>
          <table:table-cell table:style-name="ce9" office:value-type="string">
            <text:p>Ta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bitfolge</text:p>
          </table:table-cell>
          <table:table-cell table:style-name="ce9" office:value-type="string">
            <text:p>feedcreato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bitfolge</text:p>
          </table:table-cell>
          <table:table-cell table:style-name="ce9" office:value-type="string">
            <text:p>vcar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cach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docto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getelementsbypath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includ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lite_includ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lite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nodemap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nodetool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parseattribute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_lit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utilitie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xpath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lite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</text:p>
          </table:table-cell>
          <table:table-cell table:style-name="ce9" office:value-type="string">
            <text:p>geshi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cs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diff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html4stric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ini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javascrip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mysq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php-brief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php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sq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xm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config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factory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version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application.php</text:p>
          </table:table-cell>
          <table:table-cell table:style-name="ce7" office:value-type="float" office:value="7508">
            <text:p>7508</text:p>
          </table:table-cell>
          <table:table-cell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pathway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router.php</text:p>
          </table:table-cell>
          <table:table-cell table:style-name="ce5" office:value-type="float" office:value="7894">
            <text:p>7894</text:p>
          </table:table-cell>
          <table:table-cell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Double-check setVar() calls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97">
            <text:p>7097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model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view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/modul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97">
            <text:p>7097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objec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observ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tre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</text:p>
          </table:table-cell>
          <table:table-cell table:style-name="ce9" office:value-type="string">
            <text:p>cach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</text:p>
          </table:table-cell>
          <table:table-cell table:style-name="ce9" office:value-type="string">
            <text:p>storag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callback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outpu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pag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apc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memcache.php</text:p>
          </table:table-cell>
          <table:table-cell table:number-columns-repeated="2" table:style-name="ce7" office:value-type="float" office:value="7383">
            <text:p>73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ftp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ldap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9"/>
          <table:table-cell/>
          <table:table-cell office:value-type="string">
            <text:p>ToDo: call JError instead of die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recordse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09">
            <text:p>7909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tabl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7" office:value-type="float" office:value="7917">
            <text:p>7917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database</text:p>
          </table:table-cell>
          <table:table-cell table:style-name="ce9" office:value-type="string">
            <text:p>mysql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5"/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database</text:p>
          </table:table-cell>
          <table:table-cell table:style-name="ce9" office:value-type="string">
            <text:p>mysqli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5"/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enutype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sessio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</text:p>
          </table:table-cell>
          <table:table-cell table:style-name="ce9" office:value-type="string">
            <text:p>document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</text:p>
          </table:table-cell>
          <table:table-cell table:style-name="ce9" office:value-type="string">
            <text:p>render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error</text:p>
          </table:table-cell>
          <table:table-cell table:style-name="ce9" office:value-type="string">
            <text:p>error.php</text:p>
          </table:table-cell>
          <table:table-cell table:style-name="ce7" office:value-type="float" office:value="7100">
            <text:p>7100</text:p>
          </table:table-cell>
          <table:table-cell table:style-name="ce7" office:value-type="float" office:value="7504">
            <text:p>7504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feed</text:p>
          </table:table-cell>
          <table:table-cell table:style-name="ce9" office:value-type="string">
            <text:p>feed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feed/renderer</text:p>
          </table:table-cell>
          <table:table-cell table:style-name="ce9" office:value-type="string">
            <text:p>atom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feed/renderer</text:p>
          </table:table-cell>
          <table:table-cell table:style-name="ce9" office:value-type="string">
            <text:p>rs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html</text:p>
          </table:table-cell>
          <table:table-cell table:style-name="ce9" office:value-type="string">
            <text:p>html.php</text:p>
          </table:table-cell>
          <table:table-cell table:style-name="ce7" office:value-type="float" office:value="7100">
            <text:p>7100</text:p>
          </table:table-cell>
          <table:table-cell table:style-name="ce7" office:value-type="float" office:value="7504">
            <text:p>7504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head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essag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pdf</text:p>
          </table:table-cell>
          <table:table-cell table:style-name="ce9" office:value-type="string">
            <text:p>pdf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raw</text:p>
          </table:table-cell>
          <table:table-cell table:style-name="ce9" office:value-type="string">
            <text:p>raw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brows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request.php</text:p>
          </table:table-cell>
          <table:table-cell table:style-name="ce7" office:value-type="float" office:value="7596">
            <text:p>7596</text:p>
          </table:table-cell>
          <table:table-cell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respons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uri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dispatch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handl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archiv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fold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path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bzip2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gzip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ta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zip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ter</text:p>
          </table:table-cell>
          <table:table-cell table:style-name="ce9" office:value-type="string">
            <text:p>input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Test HTML Filter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ter</text:p>
          </table:table-cell>
          <table:table-cell table:style-name="ce9" office:value-type="string">
            <text:p>output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edito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html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n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rameter.php</text:p>
          </table:table-cell>
          <table:table-cell table:style-name="ce7" office:value-type="float" office:value="7386">
            <text:p>7386</text:p>
          </table:table-cell>
          <table:table-cell table:style-name="ce7" office:value-type="float" office:value="7387">
            <text:p>7387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toolbar.php</text:p>
          </table:table-cell>
          <table:table-cell table:style-name="ce7" office:value-type="float" office:value="7386">
            <text:p>7386</text:p>
          </table:table-cell>
          <table:table-cell table:style-name="ce7" office:value-type="float" office:value="7387">
            <text:p>7387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behavio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email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gri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image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selec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</text:p>
          </table:table-cell>
          <table:table-cell table:style-name="ce9" office:value-type="string">
            <text:p>elemen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calenda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6">
            <text:p>792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editor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file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folder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helpsit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hidde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image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languag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menuite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6">
            <text:p>7926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passwor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radio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pace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ql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/>
          <table:table-cell office:value-type="string">
            <text:p>Unescaped SQL query can come from XML files. Not used by Joomla!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ex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extarea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imezon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</text:p>
          </table:table-cell>
          <table:table-cell table:style-name="ce9" office:value-type="string">
            <text:p>butto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confir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custo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hel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link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popu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separato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standar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18n</text:p>
          </table:table-cell>
          <table:table-cell table:style-name="ce9" office:value-type="string">
            <text:p>hel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18n</text:p>
          </table:table-cell>
          <table:table-cell table:style-name="ce9" office:value-type="string">
            <text:p>language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nstaller</text:p>
          </table:table-cell>
          <table:table-cell table:style-name="ce9" office:value-type="string">
            <text:p>installer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component.php</text:p>
          </table:table-cell>
          <table:table-cell table:number-columns-repeated="2" table:style-name="ce5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languag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registry</text:p>
          </table:table-cell>
          <table:table-cell table:style-name="ce9" office:value-type="string">
            <text:p>format.php</text:p>
          </table:table-cell>
          <table:table-cell table:style-name="ce7" office:value-type="float" office:value="7485">
            <text:p>7485</text:p>
          </table:table-cell>
          <table:table-cell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registry</text:p>
          </table:table-cell>
          <table:table-cell table:style-name="ce9" office:value-type="string">
            <text:p>registry.php</text:p>
          </table:table-cell>
          <table:table-cell table:style-name="ce7" office:value-type="float" office:value="7485">
            <text:p>7485</text:p>
          </table:table-cell>
          <table:table-cell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ini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php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</text:p>
          </table:table-cell>
          <table:table-cell table:style-name="ce9" office:value-type="string">
            <text:p>session.php</text:p>
          </table:table-cell>
          <table:table-cell table:style-name="ce7" office:value-type="float" office:value="7486">
            <text:p>7486</text:p>
          </table:table-cell>
          <table:table-cell table:style-name="ce7" office:value-type="float" office:value="7487">
            <text:p>7487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</text:p>
          </table:table-cell>
          <table:table-cell table:style-name="ce9" office:value-type="string">
            <text:p>storage.php</text:p>
          </table:table-cell>
          <table:table-cell table:style-name="ce7" office:value-type="float" office:value="7486">
            <text:p>7486</text:p>
          </table:table-cell>
          <table:table-cell table:style-name="ce7" office:value-type="float" office:value="7487">
            <text:p>7487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apc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memcach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non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template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template/module/function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template/module/function</text:p>
          </table:table-cell>
          <table:table-cell table:style-name="ce9" office:value-type="string">
            <text:p>Trans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template/module/modifier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template/module/modifier</text:p>
          </table:table-cell>
          <table:table-cell table:style-name="ce9" office:value-type="string">
            <text:p>Trans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authentication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authorization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 office:value-type="float" office:value="7937">
            <text:p>7937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 office:value-type="float" office:value="7935">
            <text:p>7935</text:p>
          </table:table-cell>
          <table:table-cell/>
          <table:table-cell office:value-type="string">
            <text:p>NullDate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array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buff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d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erro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log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mail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profil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implecrypt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implexml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tring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utility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compat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php50x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phputf8env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</text:p>
          </table:table-cell>
          <table:table-cell table:style-name="ce9" office:value-type="string">
            <text:p>consum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OK, but why is it setting the include path, and not setting it back afterward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</text:p>
          </table:table-cell>
          <table:table-cell table:style-name="ce9" office:value-type="string">
            <text:p>OpenID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Association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BigMath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Consum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CryptUti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atabaseConnection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iffieHellman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iscov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umb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File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HMACSHA1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Interfac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KVForm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MySQL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Pars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erv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erverReques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QLite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QL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TrustRoo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URINorm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HTTPFetch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Manag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Misc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aranoidHTTPFetch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arseHTML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lainHTTPFetch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D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I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IRe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Yadi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Erro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ErrorManag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Template.php</text:p>
          </table:table-cell>
          <table:table-cell table:style-name="ce7" office:value-type="float" office:value="7895">
            <text:p>7895</text:p>
          </table:table-cell>
          <table:table-cell table:style-name="ce5"/>
          <table:table-cell table:style-name="ce16" office:value-type="float" office:value="7935">
            <text:p>7935</text:p>
          </table:table-cell>
          <table:table-cell/>
          <table:table-cell office:value-type="string">
            <text:p>Not easy to check,function most likely ununsed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Compiler.php</text:p>
          </table:table-cell>
          <table:table-cell table:style-name="ce7" office:value-type="float" office:value="7895">
            <text:p>7895</text:p>
          </table:table-cell>
          <table:table-cell table:style-name="ce18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function compile probably unsafe, but a function called compile is never called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Dum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Funct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In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Modifi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Output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Out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Read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St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Template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Dump</text:p>
          </table:table-cell>
          <table:table-cell table:style-name="ce9" office:value-type="string">
            <text:p>Htm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Dump</text:p>
          </table:table-cell>
          <table:table-cell table:style-name="ce9" office:value-type="string">
            <text:p>XUL.php</text:p>
          </table:table-cell>
          <table:table-cell table:style-name="ce7" office:value-type="float" office:value="7895">
            <text:p>7895</text:p>
          </table:table-cell>
          <table:table-cell table:style-name="ce18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Alia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Attribut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Cal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Globalv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Highligh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Im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Phphighligh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Stri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Tim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InputFilter</text:p>
          </table:table-cell>
          <table:table-cell table:style-name="ce9" office:value-type="string">
            <text:p>ShortModifier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InputFilter</text:p>
          </table:table-cell>
          <table:table-cell table:style-name="ce9" office:value-type="string">
            <text:p>StripComment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Dateform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Express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Numberform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QuoteLatex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Surround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Truncat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Wordwrapp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/HTML</text:p>
          </table:table-cell>
          <table:table-cell table:style-name="ce9" office:value-type="string">
            <text:p>Im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BBCod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Gzi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HighlightPh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PdfLatex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StripWhitesp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Tidy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DB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I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Strin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Stat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MM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ear</text:p>
          </table:table-cell>
          <table:table-cell table:style-name="ce9" office:value-type="string">
            <text:p>PE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gacl</text:p>
          </table:table-cell>
          <table:table-cell table:style-name="ce9" office:value-type="string">
            <text:p>gacl_api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5"/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gacl</text:p>
          </table:table-cell>
          <table:table-cell table:style-name="ce9" office:value-type="string">
            <text:p>gac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5"/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inputfilter</text:p>
          </table:table-cell>
          <table:table-cell table:style-name="ce9" office:value-type="string">
            <text:p>in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7" office:value-type="float" office:value="7935">
            <text:p>7935</text:p>
          </table:table-cell>
          <table:table-cell/>
          <table:table-cell office:value-type="string">
            <text:p>mysql_* functions used directly (safe but not nice)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mailer</text:p>
          </table:table-cell>
          <table:table-cell table:style-name="ce9" office:value-type="string">
            <text:p>phpmail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mailer</text:p>
          </table:table-cell>
          <table:table-cell table:style-name="ce9" office:value-type="string">
            <text:p>smt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mailer/language</text:p>
          </table:table-cell>
          <table:table-cell table:style-name="ce9" office:value-type="string">
            <text:p>phpmailer.lang-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mailer/language</text:p>
          </table:table-cell>
          <table:table-cell table:style-name="ce9" office:value-type="string">
            <text:p>phpmailer.lang-joomla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_irepl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_spli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casecm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csp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ist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rev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sp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ubstr_repl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trim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cfirs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cword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tf8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cas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co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strl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cas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co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strl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ascii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bad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pattern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special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unicod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validat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_wrappers.php</text:p>
          </table:table-cell>
          <table:table-cell table:number-columns-repeated="2" table:style-name="ce1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style-name="Default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s.php</text:p>
          </table:table-cell>
          <table:table-cell table:style-name="ce7" office:value-type="float" office:value="7705">
            <text:p>7705</text:p>
          </table:table-cell>
          <table:table-cell table:style-name="ce7" office:value-type="float" office:value="7710">
            <text:p>7710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array_key_exist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a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callable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scal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var_expor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version_compa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simplepie</text:p>
          </table:table-cell>
          <table:table-cell table:style-name="ce9" office:value-type="string">
            <text:p>simplepi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simplepie/idn</text:p>
          </table:table-cell>
          <table:table-cell table:style-name="ce9" office:value-type="string">
            <text:p>idna_convert.clas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tcpdf</text:p>
          </table:table-cell>
          <table:table-cell table:style-name="ce9" office:value-type="string">
            <text:p>html_entity_decode_php4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tcpdf</text:p>
          </table:table-cell>
          <table:table-cell table:style-name="ce9" office:value-type="string">
            <text:p>tcpdf.php</text:p>
          </table:table-cell>
          <table:table-cell table:number-columns-repeated="2" table:style-name="ce7" office:value-type="float" office:value="7710">
            <text:p>7710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Some hardcoded require statements, but never called (barcode)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tcpdf/config</text:p>
          </table:table-cell>
          <table:table-cell table:style-name="ce9" office:value-type="string">
            <text:p>tcpdf_confi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tcpdf/config/lang</text:p>
          </table:table-cell>
          <table:table-cell table:style-name="ce9" office:value-type="string">
            <text:p>en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archiv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archive</text:p>
          </table:table-cell>
          <table:table-cell table:style-name="ce9" office:value-type="string">
            <text:p>mod_archiv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archiv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banner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banners</text:p>
          </table:table-cell>
          <table:table-cell table:style-name="ce9" office:value-type="string">
            <text:p>mod_banner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banner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breadcrumb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breadcrumbs</text:p>
          </table:table-cell>
          <table:table-cell table:style-name="ce9" office:value-type="string">
            <text:p>mod_breadcrumb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breadcrumb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fee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feed</text:p>
          </table:table-cell>
          <table:table-cell table:style-name="ce9" office:value-type="string">
            <text:p>mod_feed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footer</text:p>
          </table:table-cell>
          <table:table-cell table:style-name="ce9" office:value-type="string">
            <text:p>mod_foot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foot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latestnew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latestnews</text:p>
          </table:table-cell>
          <table:table-cell table:style-name="ce9" office:value-type="string">
            <text:p>mod_latestnew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latestnew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login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login</text:p>
          </table:table-cell>
          <table:table-cell table:style-name="ce9" office:value-type="string">
            <text:p>mod_login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logi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legacy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mod_mainmenu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ainmenu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ostrea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ostread</text:p>
          </table:table-cell>
          <table:table-cell table:style-name="ce9" office:value-type="string">
            <text:p>mod_mostread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ostrea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newsflash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newsflash</text:p>
          </table:table-cell>
          <table:table-cell table:style-name="ce9" office:value-type="string">
            <text:p>mod_newsflash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_item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horiz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ver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poll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poll</text:p>
          </table:table-cell>
          <table:table-cell table:style-name="ce9" office:value-type="string">
            <text:p>mod_poll.php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po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random_imag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random_image</text:p>
          </table:table-cell>
          <table:table-cell table:style-name="ce9" office:value-type="string">
            <text:p>mod_random_imag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random_imag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related_items</text:p>
          </table:table-cell>
          <table:table-cell table:style-name="ce9" office:value-type="string">
            <text:p>helper.php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related_items</text:p>
          </table:table-cell>
          <table:table-cell table:style-name="ce9" office:value-type="string">
            <text:p>mod_related_item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related_item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earch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earch</text:p>
          </table:table-cell>
          <table:table-cell table:style-name="ce9" office:value-type="string">
            <text:p>mod_search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ections</text:p>
          </table:table-cell>
          <table:table-cell table:style-name="ce9" office:value-type="string">
            <text:p>helper.php</text:p>
          </table:table-cell>
          <table:table-cell table:style-name="ce7" office:value-type="float" office:value="7510">
            <text:p>7510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ections</text:p>
          </table:table-cell>
          <table:table-cell table:style-name="ce9" office:value-type="string">
            <text:p>mod_section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ection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tat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tats</text:p>
          </table:table-cell>
          <table:table-cell table:style-name="ce9" office:value-type="string">
            <text:p>mod_stat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tat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yndicat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yndicate</text:p>
          </table:table-cell>
          <table:table-cell table:style-name="ce9" office:value-type="string">
            <text:p>mod_syndicat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yndicat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whosonlin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whosonline</text:p>
          </table:table-cell>
          <table:table-cell table:style-name="ce9" office:value-type="string">
            <text:p>mod_whosonlin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whosonlin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wrapp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wrapper</text:p>
          </table:table-cell>
          <table:table-cell table:style-name="ce9" office:value-type="string">
            <text:p>mod_wrap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wrapp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template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example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gmail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ldap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openid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emailcloak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geshi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loadmodule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vote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none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tinymce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xstandard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image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readmore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/tinymce/jscripts/tiny_mce</text:p>
          </table:table-cell>
          <table:table-cell table:style-name="ce9" office:value-type="string">
            <text:p>tiny_mce_gzip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attachmentlibrary.php</text:p>
          </table:table-cell>
          <table:table-cell table:number-columns-repeated="3"/>
          <table:table-cell table:style-name="ce11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directory.php</text:p>
          </table:table-cell>
          <table:table-cell table:number-columns-repeated="3"/>
          <table:table-cell table:style-name="ce11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imagelibrary.php</text:p>
          </table:table-cell>
          <table:table-cell table:number-columns-repeated="3"/>
          <table:table-cell table:style-name="ce11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ontacts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newsfeeds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sections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cache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debug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legacy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log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remember.php</text:p>
          </table:table-cell>
          <table:table-cell table:style-name="ce7" office:value-type="float" office:value="7541">
            <text:p>7541</text:p>
          </table:table-cell>
          <table:table-cell table:style-name="ce7" office:value-type="float" office:value="7512">
            <text:p>7512</text:p>
          </table:table-cell>
          <table:table-cell table:number-columns-repeated="2"/>
          <table:table-cell office:value-type="string">
            <text:p>Remember me still uncool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classes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2"/>
          <table:table-cell office:value-type="string">
            <text:p>mysql_* functions used directly, but that's OK in this case, given that 1.0 only had the MySQL connector by default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functions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toolbar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user</text:p>
          </table:table-cell>
          <table:table-cell table:style-name="ce9" office:value-type="string">
            <text:p>example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user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blogger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metaweblog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403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404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500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offline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act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act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_address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article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newsfeeds/categorie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newsfeeds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newsfeeds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newsfeeds/newsfeed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poll/poll</text:p>
          </table:table-cell>
          <table:table-cell table:style-name="ce9" office:value-type="string">
            <text:p>default_graph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poll/pol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error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results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user/login</text:p>
          </table:table-cell>
          <table:table-cell table:style-name="ce9" office:value-type="string">
            <text:p>default_login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user/login</text:p>
          </table:table-cell>
          <table:table-cell table:style-name="ce9" office:value-type="string">
            <text:p>default_logou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user/lostpas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user/register</text:p>
          </table:table-cell>
          <table:table-cell table:style-name="ce9" office:value-type="string">
            <text:p>default_message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user/register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weblinks/categorie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weblinks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weblinks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weblinks/weblinks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latestnew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login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_item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horiz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ver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pol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searc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rhuk_milkyway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rhuk_milkyway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rhuk_milkyway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rhuk_milkyway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xmlrpc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xmlrpc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686">
            <text:p>768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686">
            <text:p>768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686">
            <text:p>7686</text:p>
          </table:table-cell>
          <table:table-cell table:number-columns-repeated="249"/>
        </table:table-row>
        <table:table-row table:style-name="ro2" table:number-rows-repeated="64610">
          <table:table-cell table:number-columns-repeated="253"/>
        </table:table-row>
        <table:table-row table:style-name="ro2">
          <table:table-cell table:number-columns-repeated="253"/>
        </table:table-row>
      </table:table>
      <table:table table:name="Security Check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4"/>
        <table:table-column table:style-name="co12" table:default-cell-style-name="ce24"/>
        <table:table-column table:style-name="co13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>
            <text:p>Joomla! 1.5 Code Audit</text:p>
          </table:table-cell>
          <table:table-cell table:style-name="ce1"/>
          <table:table-cell table:number-columns-repeated="254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style-name="ce21" office:value-type="string">
            <text:p>Security Checks</text:p>
          </table:table-cell>
          <table:table-cell table:style-name="ce21" table:number-columns-repeated="2"/>
          <table:table-cell table:style-name="ce26" table:number-columns-repeated="2"/>
          <table:table-cell table:style-name="ce21"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style-name="ce21" office:value-type="string">
            <text:p>Type</text:p>
          </table:table-cell>
          <table:table-cell table:style-name="ce21" office:value-type="string">
            <text:p>Class</text:p>
          </table:table-cell>
          <table:table-cell table:style-name="ce21" office:value-type="string">
            <text:p>Function</text:p>
          </table:table-cell>
          <table:table-cell table:style-name="ce21" office:value-type="string">
            <text:p>Parameters</text:p>
          </table:table-cell>
          <table:table-cell table:style-name="ce21" office:value-type="string">
            <text:p>Rev.</text:p>
          </table:table-cell>
          <table:table-cell table:style-name="ce21" office:value-type="string">
            <text:p>Comments</text:p>
          </table:table-cell>
          <table:table-cell table:style-name="ce21" table:number-columns-repeated="250"/>
        </table:table-row>
        <table:table-row table:style-name="ro2">
          <table:table-cell table:style-name="ce22" office:value-type="string">
            <text:p>File Inclusion:</text:p>
          </table:table-cell>
          <table:table-cell table:number-columns-repeated="3"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jimpor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includ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include_onc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requir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require_onc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Factory</text:p>
          </table:table-cell>
          <table:table-cell office:value-type="string">
            <text:p>getConfig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081">
            <text:p>7081</text:p>
          </table:table-cell>
          <table:table-cell table:style-name="ce9" office:value-type="string">
            <text:p>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</text:p>
          </table:table-cell>
          <table:table-cell office:value-type="string">
            <text:p>_createConfiguration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081">
            <text:p>7081</text:p>
          </table:table-cell>
          <table:table-cell table:style-name="ce9" office:value-type="string">
            <text:p>Called only from one place, privat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 and children</text:p>
          </table:table-cell>
          <table:table-cell office:value-type="string">
            <text:p>loadConfiguration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081">
            <text:p>7081</text:p>
          </table:table-cell>
          <table:table-cell table:style-name="ce9" office:value-type="string">
            <text:p>loadConfiguration OK whole Codebas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 and children</text:p>
          </table:table-cell>
          <table:table-cell office:value-type="string">
            <text:p>getTemplate</text:p>
          </table:table-cell>
          <table:table-cell table:style-name="ce27" office:value-type="string">
            <text:p>Return value</text:p>
          </table:table-cell>
          <table:table-cell table:style-name="ce7" office:value-type="float" office:value="7537">
            <text:p>7537</text:p>
          </table:table-cell>
          <table:table-cell table:style-name="ce9" office:value-type="string">
            <text:p>Whole Codebase OK as of 7097. Return value is only an existing template as of 7537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Helper</text:p>
          </table:table-cell>
          <table:table-cell office:value-type="string">
            <text:p>getPath</text:p>
          </table:table-cell>
          <table:table-cell table:style-name="ce27" office:value-type="string">
            <text:p>Return value</text:p>
          </table:table-cell>
          <table:table-cell table:style-name="ce5" office:value-type="float" office:value="7097">
            <text:p>7097</text:p>
          </table:table-cell>
          <table:table-cell table:style-name="ce9" office:value-type="string">
            <text:p>OK as of 7097. Bug in 'html' path and template overrides.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Controller</text:p>
          </table:table-cell>
          <table:table-cell office:value-type="string">
            <text:p>_addPath</text:p>
          </table:table-cell>
          <table:table-cell table:style-name="ce27" office:value-type="string">
            <text:p>Second parameter</text:p>
          </table:table-cell>
          <table:table-cell table:style-name="ce29" office:value-type="float" office:value="7095">
            <text:p>7095</text:p>
          </table:table-cell>
          <table:table-cell table:style-name="ce34" office:value-type="string">
            <text:p><text:span text:style-name="T3">All calls OK (well, not really, but that's captured by JController::</text:span><text:span text:style-name="T4">addModelPath, ::addViewPath</text:span><text:span text:style-name="T3"> and ::_setPath)</text:span>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_setPath</text:p>
          </table:table-cell>
          <table:table-cell table:style-name="ce27"/>
          <table:table-cell table:style-name="ce29" office:value-type="float" office:value="7095">
            <text:p>7095</text:p>
          </table:table-cell>
          <table:table-cell table:style-name="ce9" office:value-type="string">
            <text:p>All calls OK (well, not really, but that's captured byJController::__construct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addModelPath</text:p>
          </table:table-cell>
          <table:table-cell table:style-name="ce27"/>
          <table:table-cell table:style-name="ce29" office:value-type="float" office:value="7095">
            <text:p>7095</text:p>
          </table:table-cell>
          <table:table-cell table:style-name="ce34" office:value-type="string">
            <text:p>Called only once from installer app,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addViewPath</text:p>
          </table:table-cell>
          <table:table-cell table:style-name="ce27"/>
          <table:table-cell table:style-name="ce29" office:value-type="float" office:value="7095">
            <text:p>7095</text:p>
          </table:table-cell>
          <table:table-cell table:style-name="ce34" office:value-type="string">
            <text:p>Called only once from installer app, OK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Controller</text:p>
          </table:table-cell>
          <table:table-cell office:value-type="string">
            <text:p>__construct</text:p>
          </table:table-cell>
          <table:table-cell table:style-name="ce27" office:value-type="string">
            <text:p>Paths might be passed in through the options array</text:p>
          </table:table-cell>
          <table:table-cell table:style-name="ce28" office:value-type="float" office:value="7502">
            <text:p>7502</text:p>
          </table:table-cell>
          <table:table-cell table:style-name="ce35" office:value-type="string">
            <text:p><text:span text:style-name="T1">Searched for base_path, </text:span><text:span text:style-name="T2">view_path and model_path, whole codebase ok</text:span>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uleHelper</text:p>
          </table:table-cell>
          <table:table-cell office:value-type="string">
            <text:p>getLayoutPath</text:p>
          </table:table-cell>
          <table:table-cell table:style-name="ce27" office:value-type="string">
            <text:p>Both parameters must be checked by the calling code!</text:p>
          </table:table-cell>
          <table:table-cell table:style-name="ce28" office:value-type="float" office:value="7512">
            <text:p>7512</text:p>
          </table:table-cell>
          <table:table-cell table:style-name="ce35" office:value-type="string">
            <text:p>If they contain user-supplied input, make sure that the returned file exists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addInclude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092">
            <text:p>7092</text:p>
          </table:table-cell>
          <table:table-cell table:style-name="ce9" office:value-type="string">
            <text:p>OK, called only once :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addIncludePath</text:p>
          </table:table-cell>
          <table:table-cell table:style-name="ce27" office:value-type="string">
            <text:p>First parameter.</text:p>
          </table:table-cell>
          <table:table-cell table:style-name="ce29" office:value-type="float" office:value="7095">
            <text:p>7095</text:p>
          </table:table-cell>
          <table:table-cell table:style-name="ce9" office:value-type="string">
            <text:p>All calls OK (except JModel::addTablePath, handled below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addTable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095">
            <text:p>7095</text:p>
          </table:table-cell>
          <table:table-cell table:style-name="ce9" office:value-type="string">
            <text:p>Called only from one place, JModel::__construc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_construct</text:p>
          </table:table-cell>
          <table:table-cell table:style-name="ce27" office:value-type="string">
            <text:p>Paths might be passed in through the options array</text:p>
          </table:table-cell>
          <table:table-cell table:style-name="ce28" office:value-type="float" office:value="7502">
            <text:p>7502</text:p>
          </table:table-cell>
          <table:table-cell table:style-name="ce24" office:value-type="string">
            <text:p>Searched for table_path, 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addPath</text:p>
          </table:table-cell>
          <table:table-cell table:style-name="ce27" office:value-type="string">
            <text:p>Second parameter.</text:p>
          </table:table-cell>
          <table:table-cell table:style-name="ce28" office:value-type="float" office:value="7095">
            <text:p>7095</text:p>
          </table:table-cell>
          <table:table-cell table:style-name="ce9" office:value-type="string">
            <text:p>All calls OK (well, not really, but that's captured by JView::addTemplatePath and ::_setPath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setPath</text:p>
          </table:table-cell>
          <table:table-cell table:style-name="ce27" office:value-type="string">
            <text:p>Second parameter.</text:p>
          </table:table-cell>
          <table:table-cell table:style-name="ce28" office:value-type="float" office:value="7095">
            <text:p>7095</text:p>
          </table:table-cell>
          <table:table-cell table:style-name="ce9" office:value-type="string">
            <text:p>All calls OK (well, not really, but that's captured by JView::__construct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addTemplate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095">
            <text:p>7095</text:p>
          </table:table-cell>
          <table:table-cell table:style-name="ce9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addHelper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502">
            <text:p>7502</text:p>
          </table:table-cell>
          <table:table-cell table:style-name="ce9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_construct</text:p>
          </table:table-cell>
          <table:table-cell table:style-name="ce27" office:value-type="string">
            <text:p>Paths might be passed in through the options array</text:p>
          </table:table-cell>
          <table:table-cell table:style-name="ce28" office:value-type="float" office:value="7502">
            <text:p>7502</text:p>
          </table:table-cell>
          <table:table-cell table:style-name="ce24" office:value-type="string">
            <text:p>Searched for base_path, template_path and helper_path, 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ocumentError</text:p>
          </table:table-cell>
          <table:table-cell office:value-type="string">
            <text:p>_loadTemplate</text:p>
          </table:table-cell>
          <table:table-cell table:style-name="ce27" office:value-type="string">
            <text:p>Both parameters</text:p>
          </table:table-cell>
          <table:table-cell table:style-name="ce30" office:value-type="float" office:value="7383">
            <text:p>7383</text:p>
          </table:table-cell>
          <table:table-cell table:style-name="ce24" office:value-type="string">
            <text:p>All calls OK (except JDocumentError::render, handled below)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DocumentError</text:p>
          </table:table-cell>
          <table:table-cell office:value-type="string">
            <text:p>render</text:p>
          </table:table-cell>
          <table:table-cell table:style-name="ce27" office:value-type="string">
            <text:p><text:span text:style-name="T1">Second parameter (array, key „</text:span><text:span text:style-name="T2">directory“)</text:span></text:p>
          </table:table-cell>
          <table:table-cell table:style-name="ce30" office:value-type="float" office:value="7504">
            <text:p>7504</text:p>
          </table:table-cell>
          <table:table-cell table:style-name="ce24" office:value-type="string">
            <text:p>Four calls (since JFactory::getDocument can return any document type). „directory“ OK whole codeb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ocumentHtml</text:p>
          </table:table-cell>
          <table:table-cell office:value-type="string">
            <text:p>_loadTemplate</text:p>
          </table:table-cell>
          <table:table-cell table:style-name="ce27" office:value-type="string">
            <text:p>Both parameters</text:p>
          </table:table-cell>
          <table:table-cell table:style-name="ce30" office:value-type="float" office:value="7386">
            <text:p>7386</text:p>
          </table:table-cell>
          <table:table-cell table:style-name="ce24" office:value-type="string">
            <text:p>All calls OK (except JDocumentHtml::render, handled below)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DocumentHtml</text:p>
          </table:table-cell>
          <table:table-cell office:value-type="string">
            <text:p>render</text:p>
          </table:table-cell>
          <table:table-cell table:style-name="ce27" office:value-type="string">
            <text:p><text:span text:style-name="T1">Second parameter (array, key „</text:span><text:span text:style-name="T2">directory“)</text:span></text:p>
          </table:table-cell>
          <table:table-cell table:style-name="ce30" office:value-type="float" office:value="7504">
            <text:p>7504</text:p>
          </table:table-cell>
          <table:table-cell table:style-name="ce24" office:value-type="string">
            <text:p>Four calls (since JFactory::getDocument can return any document type). „directory“ OK whole codeb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rchive</text:p>
          </table:table-cell>
          <table:table-cell office:value-type="string">
            <text:p>getAdapter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386">
            <text:p>7386</text:p>
          </table:table-cell>
          <table:table-cell table:style-name="ce24" office:value-type="string">
            <text:p>Only called from within JAdapter, and only with hardcoded parameters. All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HTML</text:p>
          </table:table-cell>
          <table:table-cell office:value-type="string">
            <text:p>addInclude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386">
            <text:p>7386</text:p>
          </table:table-cell>
          <table:table-cell table:style-name="ce24" office:value-type="string">
            <text:p>All calls OK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Parameter</text:p>
          </table:table-cell>
          <table:table-cell office:value-type="string">
            <text:p>addElement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386">
            <text:p>7386</text:p>
          </table:table-cell>
          <table:table-cell table:style-name="ce24" office:value-type="string">
            <text:p>Only set by attributes from XML files (addpath). All J! XQL file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oolBar</text:p>
          </table:table-cell>
          <table:table-cell office:value-type="string">
            <text:p>addButton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386">
            <text:p>7386</text:p>
          </table:table-cell>
          <table:table-cell table:style-name="ce24" office:value-type="string">
            <text:p>LOL, never called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InstallerComponent</text:p>
          </table:table-cell>
          <table:table-cell office:value-type="string">
            <text:p>install / uninstall</text:p>
          </table:table-cell>
          <table:table-cell table:style-name="ce27" office:value-type="string">
            <text:p>Return value of JInstaller-&gt;getPath('extension_administrator')</text:p>
          </table:table-cell>
          <table:table-cell table:style-name="ce31"/>
          <table:table-cell table:style-name="ce24" office:value-type="string">
            <text:p>Relies on JInstaller-&gt;setPath('extension_administrator', ...), which is only called with the component's name from the XML file. Don't know if we really have to filter that?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xml_domit_rss_base_document</text:p>
          </table:table-cell>
          <table:table-cell office:value-type="string">
            <text:p>useCacheLite</text:p>
          </table:table-cell>
          <table:table-cell table:style-name="ce27" office:value-type="string">
            <text:p>Second parameter</text:p>
          </table:table-cell>
          <table:table-cell table:style-name="ce28" office:value-type="float" office:value="7702">
            <text:p>7702</text:p>
          </table:table-cell>
          <table:table-cell table:style-name="ce24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GeSHi</text:p>
          </table:table-cell>
          <table:table-cell office:value-type="string">
            <text:p>load_language</text:p>
          </table:table-cell>
          <table:table-cell table:style-name="ce27"/>
          <table:table-cell table:style-name="ce28" office:value-type="float" office:value="7702">
            <text:p>7702</text:p>
          </table:table-cell>
          <table:table-cell table:style-name="ce24" office:value-type="string">
            <text:p>Only called by GeSHi-&gt;set_language, which is safe ;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ErrorManager</text:p>
          </table:table-cell>
          <table:table-cell/>
          <table:table-cell table:style-name="ce27" office:value-type="string">
            <text:p>Global variable _pat_errorClass</text:p>
          </table:table-cell>
          <table:table-cell table:style-name="ce28" office:value-type="float" office:value="7705">
            <text:p>7705</text:p>
          </table:table-cell>
          <table:table-cell table:style-name="ce24" office:value-type="string">
            <text:p>Set to 'patError' at the beginning of that script, and only set in patErrorManager-&gt;setErrorClass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ErrorManager</text:p>
          </table:table-cell>
          <table:table-cell office:value-type="string">
            <text:p>setErrorClass</text:p>
          </table:table-cell>
          <table:table-cell table:style-name="ce27"/>
          <table:table-cell table:style-name="ce28" office:value-type="float" office:value="7705">
            <text:p>7705</text:p>
          </table:table-cell>
          <table:table-cell table:style-name="ce24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Template</text:p>
          </table:table-cell>
          <table:table-cell office:value-type="string">
            <text:p>getIncludePath</text:p>
          </table:table-cell>
          <table:table-cell table:style-name="ce27" office:value-type="string">
            <text:p>Return value is OK</text:p>
          </table:table-cell>
          <table:table-cell table:style-name="ce28" office:value-type="float" office:value="7895">
            <text:p>7895</text:p>
          </table:table-cell>
          <table:table-cell table:style-name="ce24"/>
          <table:table-cell table:number-columns-repeated="250"/>
        </table:table-row>
        <table:table-row table:style-name="ro2">
          <table:table-cell/>
          <table:table-cell office:value-type="string">
            <text:p>TCPDF</text:p>
          </table:table-cell>
          <table:table-cell office:value-type="string">
            <text:p>_getfontpath</text:p>
          </table:table-cell>
          <table:table-cell table:style-name="ce27" office:value-type="string">
            <text:p>Return value</text:p>
          </table:table-cell>
          <table:table-cell table:style-name="ce28" office:value-type="float" office:value="7705">
            <text:p>7705</text:p>
          </table:table-cell>
          <table:table-cell table:style-name="ce24" office:value-type="string">
            <text:p>Safe as long as the constant FPDF_FONTPATH is OK, which is the case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22" office:value-type="string">
            <text:p>==&gt; Search String:</text:p>
          </table:table-cell>
          <table:table-cell office:value-type="string">
            <text:p>jimport|(include|require)(_once)?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2"/>
          <table:table-cell table:style-name="ce23"/>
          <table:table-cell table:number-columns-repeated="253"/>
        </table:table-row>
        <table:table-row table:style-name="ro2">
          <table:table-cell table:style-name="ce22" office:value-type="string">
            <text:p>Input Filtering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JRequest</text:p>
          </table:table-cell>
          <table:table-cell office:value-type="string">
            <text:p>getXXX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URI</text:p>
          </table:table-cell>
          <table:table-cell office:value-type="string">
            <text:p>getVar</text:p>
          </table:table-cell>
          <table:table-cell/>
          <table:table-cell table:style-name="ce29" office:value-type="float" office:value="7083">
            <text:p>7083</text:p>
          </table:table-cell>
          <table:table-cell table:style-name="ce24" office:value-type="string">
            <text:p>-&gt;getVar\s*\( only used in router.php, seem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</text:p>
          </table:table-cell>
          <table:table-cell office:value-type="string">
            <text:p>getUserStateFromRequest</text:p>
          </table:table-cell>
          <table:table-cell/>
          <table:table-cell table:style-name="ce32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GE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POS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COOKI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REQUES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FILES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SERVER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ENV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Request</text:p>
          </table:table-cell>
          <table:table-cell office:value-type="string">
            <text:p>get</text:p>
          </table:table-cell>
          <table:table-cell/>
          <table:table-cell table:style-name="ce31"/>
          <table:table-cell office:value-type="string">
            <text:p>Double-Check where used in conjuction with bind().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22" office:value-type="string">
            <text:p>==&gt; Search String:</text:p>
          </table:table-cell>
          <table:table-cell office:value-type="string">
            <text:p>JRequest::|getUserStateFromRequest|_GET|_POST|_COOKIE|_REQUEST|_FILES|_SERVER|_ENV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22" office:value-type="string">
            <text:p>==&gt; Search String (IF&amp;FI):</text:p>
          </table:table-cell>
          <table:table-cell table:formula="oooc:=CONCATENATE(&quot;(&quot;;[.D49];&quot;|&quot;;[.D64];&quot;)&quot;)" office:value-type="string" office:string-value="(jimport|(include|require)(_once)?|JRequest::|getUserStateFromRequest|_GET|_POST|_COOKIE|_REQUEST|_FILES|_SERVER|_ENV)">
            <text:p>(jimport|(include|require)(_once)?|JRequest::|getUserStateFromRequest|_GET|_POST|_COOKIE|_REQUEST|_FILES|_SERVER|_ENV)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2" office:value-type="string">
            <text:p>SQL Injection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query</text:p>
          </table:table-cell>
          <table:table-cell office:value-type="string">
            <text:p>Private variables: self::_sql, self::_limit, self::_offset</text:p>
          </table:table-cell>
          <table:table-cell table:style-name="ce29" office:value-type="float" office:value="7909">
            <text:p>7909</text:p>
          </table:table-cell>
          <table:table-cell office:value-type="string">
            <text:p>Internal variables only changed by JDatabase::setQuery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setQuery</text:p>
          </table:table-cell>
          <table:table-cell/>
          <table:table-cell table:style-name="ce32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insertObject</text:p>
          </table:table-cell>
          <table:table-cell office:value-type="string">
            <text:p>First parameter.</text:p>
          </table:table-cell>
          <table:table-cell table:style-name="ce28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updateObject</text:p>
          </table:table-cell>
          <table:table-cell office:value-type="string">
            <text:p>First parameter.</text:p>
          </table:table-cell>
          <table:table-cell table:style-name="ce28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getTableCreate</text:p>
          </table:table-cell>
          <table:table-cell office:value-type="string">
            <text:p>First parameter.</text:p>
          </table:table-cell>
          <table:table-cell table:style-name="ce28" office:value-type="float" office:value="7909">
            <text:p>7909</text:p>
          </table:table-cell>
          <table:table-cell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getTableFields</text:p>
          </table:table-cell>
          <table:table-cell office:value-type="string">
            <text:p>First parameter.</text:p>
          </table:table-cell>
          <table:table-cell table:style-name="ce28" office:value-type="float" office:value="7909">
            <text:p>7909</text:p>
          </table:table-cell>
          <table:table-cell office:value-type="string">
            <text:p>Called once, relies on output from getTableList, therefor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Col</text:p>
          </table:table-cell>
          <table:table-cell office:value-type="string">
            <text:p>First parameter.</text:p>
          </table:table-cell>
          <table:table-cell table:style-name="ce31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Execute</text:p>
          </table:table-cell>
          <table:table-cell office:value-type="string">
            <text:p>First parameter.</text:p>
          </table:table-cell>
          <table:table-cell table:style-name="ce31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SelectLimit</text:p>
          </table:table-cell>
          <table:table-cell office:value-type="string">
            <text:p>First parameter.</text:p>
          </table:table-cell>
          <table:table-cell table:style-name="ce31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PageExecute</text:p>
          </table:table-cell>
          <table:table-cell office:value-type="string">
            <text:p>First parameter.</text:p>
          </table:table-cell>
          <table:table-cell table:style-name="ce28" office:value-type="float" office:value="7909">
            <text:p>7909</text:p>
          </table:table-cell>
          <table:table-cell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Row</text:p>
          </table:table-cell>
          <table:table-cell office:value-type="string">
            <text:p>First parameter.</text:p>
          </table:table-cell>
          <table:table-cell table:style-name="ce31"/>
          <table:table-cell office:value-type="string">
            <text:p>Only used by phpgacl and OpenI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One</text:p>
          </table:table-cell>
          <table:table-cell office:value-type="string">
            <text:p>First parameter.</text:p>
          </table:table-cell>
          <table:table-cell table:style-name="ce31"/>
          <table:table-cell office:value-type="string">
            <text:p>Only used by phpgacl, OpenID and patTemplat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/>
          <table:table-cell office:value-type="string">
            <text:p>Private variables: _tbl, _tbl_key</text:p>
          </table:table-cell>
          <table:table-cell table:style-name="ce28" office:value-type="float" office:value="7909">
            <text:p>7909</text:p>
          </table:table-cell>
          <table:table-cell office:value-type="string">
            <text:p>Only set in the constructor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__construct</text:p>
          </table:table-cell>
          <table:table-cell office:value-type="string">
            <text:p>First 2 parameters.</text:p>
          </table:table-cell>
          <table:table-cell table:style-name="ce28" office:value-type="float" office:value="7909">
            <text:p>7909</text:p>
          </table:table-cell>
          <table:table-cell office:value-type="string">
            <text:p>All calls from subclasse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move</text:p>
          </table:table-cell>
          <table:table-cell office:value-type="string">
            <text:p>Second parameter ($where)</text:p>
          </table:table-cell>
          <table:table-cell table:style-name="ce32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getNextOrder</text:p>
          </table:table-cell>
          <table:table-cell office:value-type="string">
            <text:p>First parameter ($where)</text:p>
          </table:table-cell>
          <table:table-cell table:style-name="ce28" office:value-type="float" office:value="7917">
            <text:p>7917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reorder</text:p>
          </table:table-cell>
          <table:table-cell office:value-type="string">
            <text:p>First parameter ($where)</text:p>
          </table:table-cell>
          <table:table-cell table:style-name="ce32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canDelete</text:p>
          </table:table-cell>
          <table:table-cell office:value-type="string">
            <text:p>Second parameter</text:p>
          </table:table-cell>
          <table:table-cell table:style-name="ce28" office:value-type="float" office:value="7909">
            <text:p>7909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save</text:p>
          </table:table-cell>
          <table:table-cell office:value-type="string">
            <text:p>Second parameter ($orderFilter)</text:p>
          </table:table-cell>
          <table:table-cell table:style-name="ce28" office:value-type="float" office:value="7917">
            <text:p>7917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getList</text:p>
          </table:table-cell>
          <table:table-cell office:value-type="string">
            <text:p>First parameter.</text:p>
          </table:table-cell>
          <table:table-cell table:style-name="ce32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getListCount</text:p>
          </table:table-cell>
          <table:table-cell office:value-type="string">
            <text:p>First parameter.</text:p>
          </table:table-cell>
          <table:table-cell table:style-name="ce32" office:value-type="string">
            <text:p>---</text:p>
          </table:table-cell>
          <table:table-cell office:value-type="string">
            <text:p>See file list. Sidenote: those queries are only used for counting, so do not retrieve unnessesary fields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genericordering</text:p>
          </table:table-cell>
          <table:table-cell office:value-type="string">
            <text:p>First parameter.</text:p>
          </table:table-cell>
          <table:table-cell table:style-name="ce28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specificordering</text:p>
          </table:table-cell>
          <table:table-cell office:value-type="string">
            <text:p>Third parameter.</text:p>
          </table:table-cell>
          <table:table-cell table:style-name="ce28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users</text:p>
          </table:table-cell>
          <table:table-cell office:value-type="string">
            <text:p>Fifth parameter.</text:p>
          </table:table-cell>
          <table:table-cell table:style-name="ce28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category</text:p>
          </table:table-cell>
          <table:table-cell office:value-type="string">
            <text:p>Fifth parameter.</text:p>
          </table:table-cell>
          <table:table-cell table:style-name="ce28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section</text:p>
          </table:table-cell>
          <table:table-cell office:value-type="string">
            <text:p>Fourth parameter.</text:p>
          </table:table-cell>
          <table:table-cell table:style-name="ce28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mosGetOrderingList</text:p>
          </table:table-cell>
          <table:table-cell office:value-type="string">
            <text:p>First parameter.</text:p>
          </table:table-cell>
          <table:table-cell table:style-name="ce28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SpecificOrdering</text:p>
          </table:table-cell>
          <table:table-cell office:value-type="string">
            <text:p>Third parameter.</text:p>
          </table:table-cell>
          <table:table-cell table:style-name="ce28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UserSelect</text:p>
          </table:table-cell>
          <table:table-cell office:value-type="string">
            <text:p>Fifth parameter.</text:p>
          </table:table-cell>
          <table:table-cell table:style-name="ce28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ComponentCategory</text:p>
          </table:table-cell>
          <table:table-cell office:value-type="string">
            <text:p>Fifth parameter.</text:p>
          </table:table-cell>
          <table:table-cell table:style-name="ce28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SelectSection</text:p>
          </table:table-cell>
          <table:table-cell office:value-type="string">
            <text:p>Fourth parameter.</text:p>
          </table:table-cell>
          <table:table-cell table:style-name="ce28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ElementSQL</text:p>
          </table:table-cell>
          <table:table-cell office:value-type="string">
            <text:p>fetchElement</text:p>
          </table:table-cell>
          <table:table-cell office:value-type="string">
            <text:p>SQL Query which comes from XML files</text:p>
          </table:table-cell>
          <table:table-cell table:style-name="ce28" office:value-type="float" office:value="7925">
            <text:p>7925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_getGroup</text:p>
          </table:table-cell>
          <table:table-cell office:value-type="string">
            <text:p>First parameter.</text:p>
          </table:table-cell>
          <table:table-cell table:style-name="ce28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_getBelow</text:p>
          </table:table-cell>
          <table:table-cell office:value-type="string">
            <text:p>First 3 parameters.</text:p>
          </table:table-cell>
          <table:table-cell table:style-name="ce28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is_group_child_of</text:p>
          </table:table-cell>
          <table:table-cell table:style-name="Default"/>
          <table:table-cell table:style-name="ce28" office:value-type="float" office:value="7935">
            <text:p>7935</text:p>
          </table:table-cell>
          <table:table-cell table:style-name="ce24" office:value-type="string">
            <text:p>Relies on _table_prefix being set correctly, which is the c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gacl_api &amp; gacl</text:p>
          </table:table-cell>
          <table:table-cell office:value-type="string">
            <text:p>all functions</text:p>
          </table:table-cell>
          <table:table-cell table:style-name="Default"/>
          <table:table-cell table:style-name="ce31"/>
          <table:table-cell table:style-name="ce24" office:value-type="string">
            <text:p>(acl_check|acl_return_value|acl_check_array|acl_query|acl_get_groups|consolidated_edit_acl|search_acl|append_acl|shift_acl|get_acl|is_conflicting_acl|add_acl|edit_acl|del_acl|sort_groups|format_groups|get_group_id|get_group_children|get_group_data|get_group_parent_id|get_root_group_id|add_group|get_group_objects|add_group_object|del_group_object|edit_group|rebuild_tree|_rebuild_tree|del_group|get_object|get_ungrouped_objects|get_objects|get_object_data|get_object_id|get_object_section_value|get_object_groups|add_object|edit_object|del_object|get_object_section_section_id|add_object_section|edit_object_section|del_object_section|get_section_data|clear_database|_defaultGenID)</text:p>
          </table:table-cell>
          <table:table-cell table:number-columns-repeated="250"/>
        </table:table-row>
        <table:table-row table:style-name="ro2">
          <table:table-cell table:style-name="ce23"/>
          <table:table-cell/>
          <table:table-cell table:style-name="ce22" office:value-type="string">
            <text:p>==&gt; Search String:</text:p>
          </table:table-cell>
          <table:table-cell office:value-type="string">
            <text:p>-&gt;\s*(setQuery|move|reorder|_getList|_getListCount)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2" office:value-type="string">
            <text:p>Output Filtering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cho</text:p>
          </table:table-cell>
          <table:table-cell office:value-type="string">
            <text:p>htmlspecialchars...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t_cookie</text:p>
          </table:table-cell>
          <table:table-cell/>
          <table:table-cell table:style-name="ce33"/>
          <table:table-cell table:number-columns-repeated="251"/>
        </table:table-row>
        <table:table-row table:style-name="ro2">
          <table:table-cell table:number-columns-repeated="2"/>
          <table:table-cell table:style-name="ce22" office:value-type="string">
            <text:p>==&gt; Search String:</text:p>
          </table:table-cell>
          <table:table-cell office:value-type="string">
            <text:p>TODO</text:p>
          </table:table-cell>
          <table:table-cell table:number-columns-repeated="252"/>
        </table:table-row>
        <table:table-row table:style-name="ro2" table:number-rows-repeated="2">
          <table:table-cell table:number-columns-repeated="2"/>
          <table:table-cell table:style-name="ce22"/>
          <table:table-cell table:number-columns-repeated="253"/>
        </table:table-row>
        <table:table-row table:style-name="ro2">
          <table:table-cell table:style-name="ce22" office:value-type="string">
            <text:p>File Handling and File Permissions:</text:p>
          </table:table-cell>
          <table:table-cell/>
          <table:table-cell table:style-name="ce22"/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fopen</text:p>
          </table:table-cell>
          <table:table-cell/>
          <table:table-cell office:value-type="string">
            <text:p>---</text:p>
          </table:table-cell>
          <table:table-cell table:number-columns-repeated="251"/>
        </table:table-row>
        <table:table-row table:style-name="ro2">
          <table:table-cell table:number-columns-repeated="3"/>
          <table:table-cell office:value-type="string">
            <text:p>TODO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2" office:value-type="string">
            <text:p>Other Functions:</text:p>
          </table:table-cell>
          <table:table-cell table:number-columns-repeated="2"/>
          <table:table-cell office:value-type="string">
            <text:p>Maybe one scan over the whole codebase is enough?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val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`</text:p>
          </table:table-cell>
          <table:table-cell office:value-type="string">
            <text:p>Backtick Operator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xec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hell_exec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ystem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open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roc_open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t_error_handler</text:p>
          </table:table-cell>
          <table:table-cell office:value-type="string">
            <text:p>See PHP Month of Bugs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ssion_set_save_handler</text:p>
          </table:table-cell>
          <table:table-cell office:value-type="string">
            <text:p>See PHP Month of Bugs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assthru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style-name="ce22" office:value-type="string">
            <text:p>==&gt; Search String:</text:p>
          </table:table-cell>
          <table:table-cell office:value-type="string">
            <text:p>TODO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22"/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 table:style-name="ce24"/>
          <table:table-cell table:number-columns-repeated="255"/>
        </table:table-row>
        <table:table-row table:style-name="ro2" table:number-rows-repeated="4">
          <table:table-cell table:number-columns-repeated="256"/>
        </table:table-row>
        <table:table-row table:style-name="ro2" table:number-rows-repeated="2">
          <table:table-cell table:style-name="ce25"/>
          <table:table-cell table:number-columns-repeated="255"/>
        </table:table-row>
        <table:table-row table:style-name="ro2" table:number-rows-repeated="6539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Notes" table:style-name="ta1" table:print="false">
        <table:table-column table:style-name="co14" table:default-cell-style-name="Default"/>
        <table:table-column table:style-name="co15" table:default-cell-style-name="ce17"/>
        <table:table-column table:style-name="co7" table:number-columns-repeated="254" table:default-cell-style-name="Default"/>
        <table:table-row table:style-name="ro2">
          <table:table-cell table:style-name="ce22" office:value-type="string">
            <text:p>Default Types for certain input variables:</text:p>
          </table:table-cell>
          <table:table-cell table:style-name="ce22" office:value-type="string">
            <text:p>Default Type?</text:p>
          </table:table-cell>
          <table:table-cell table:style-name="ce22" table:number-columns-repeated="4"/>
          <table:table-cell/>
          <table:table-cell table:style-name="ce22" table:number-columns-repeated="249"/>
        </table:table-row>
        <table:table-row table:style-name="ro2">
          <table:table-cell office:value-type="string">
            <text:p>$task=CMD (STRING at the framework level, J1.0 forced task to string as well. More specific filter (CMD) at the extension level)</text:p>
          </table:table-cell>
          <table:table-cell office:value-type="string">
            <text:p>STRING/CMD</text:p>
          </table:table-cell>
          <table:table-cell table:number-columns-repeated="254"/>
        </table:table-row>
        <table:table-row table:style-name="ro2">
          <table:table-cell office:value-type="string">
            <text:p>$option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layout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tp = BOOL (template positions)</text:p>
          </table:table-cell>
          <table:table-cell office:value-type="string">
            <text:p>BOOL</text:p>
          </table:table-cell>
          <table:table-cell table:number-columns-repeated="254"/>
        </table:table-row>
        <table:table-row table:style-name="ro2">
          <table:table-cell office:value-type="string">
            <text:p>$format = WORD (document types)</text:p>
          </table:table-cell>
          <table:table-cell office:value-type="string">
            <text:p>WORD</text:p>
          </table:table-cell>
          <table:table-cell table:number-columns-repeated="254"/>
        </table:table-row>
        <table:table-row table:style-name="ro2">
          <table:table-cell office:value-type="string">
            <text:p>$type = WORD / CMD??? (feed renderer types)</text:p>
          </table:table-cell>
          <table:table-cell table:style-name="ce9"/>
          <table:table-cell table:number-columns-repeated="254"/>
        </table:table-row>
        <table:table-row table:style-name="ro2">
          <table:table-cell office:value-type="string">
            <text:p>$view=ALPHANUM and _</text:p>
          </table:table-cell>
          <table:table-cell office:value-type="string">
            <text:p>CMD, confirmed in IRC</text:p>
          </table:table-cell>
          <table:table-cell table:number-columns-repeated="254"/>
        </table:table-row>
        <table:table-row table:style-name="ro2">
          <table:table-cell office:value-type="string">
            <text:p>$model=ALPHANUM and _</text:p>
          </table:table-cell>
          <table:table-cell office:value-type="string">
            <text:p>CMD, confirmed in IRC</text:p>
          </table:table-cell>
          <table:table-cell table:number-columns-repeated="254"/>
        </table:table-row>
        <table:table-row table:style-name="ro2">
          <table:table-cell office:value-type="string">
            <text:p>$template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username=STRING</text:p>
          </table:table-cell>
          <table:table-cell office:value-type="string">
            <text:p>USERNAME, conf. IRC</text:p>
          </table:table-cell>
          <table:table-cell table:number-columns-repeated="254"/>
        </table:table-row>
        <table:table-row table:style-name="ro2">
          <table:table-cell office:value-type="string">
            <text:p>$password=STRING(JREQUEST_ALLOWRAW)</text:p>
          </table:table-cell>
          <table:table-cell table:number-columns-repeated="255"/>
        </table:table-row>
        <table:table-row table:style-name="ro2">
          <table:table-cell office:value-type="string">
            <text:p>$tmpl=CMD (could be alphanum as well)</text:p>
          </table:table-cell>
          <table:table-cell table:number-columns-repeated="255"/>
        </table:table-row>
        <table:table-row table:style-name="ro2">
          <table:table-cell office:value-type="string">
            <text:p><text:s/></text:p>
          </table:table-cell>
          <table:table-cell table:style-name="Default"/>
          <table:table-cell table:number-columns-repeated="254"/>
        </table:table-row>
        <table:table-row table:style-name="ro2">
          <table:table-cell/>
          <table:table-cell table:style-name="Default"/>
          <table:table-cell table:number-columns-repeated="254"/>
        </table:table-row>
        <table:table-row table:style-name="ro2">
          <table:table-cell/>
          <table:table-cell table:style-name="ce22" table:number-columns-repeated="255"/>
        </table:table-row>
        <table:table-row table:style-name="ro2" table:number-rows-repeated="8">
          <table:table-cell/>
          <table:table-cell table:style-name="Default"/>
          <table:table-cell table:number-columns-repeated="254"/>
        </table:table-row>
        <table:table-row table:style-name="ro2">
          <table:table-cell table:style-name="ce22"/>
          <table:table-cell table:style-name="Default"/>
          <table:table-cell table:number-columns-repeated="254"/>
        </table:table-row>
      </table:table>
      <table:database-ranges>
        <table:database-range table:target-range-address="'PHP File List'.A11:'PHP File List'.IP927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4">14.07.2007</text:date>, <text:time>00:44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Enno Klasing</meta:initial-creator>
    <meta:creation-date>2007-03-31T19:55:27</meta:creation-date>
    <dc:creator>Enno Klasing</dc:creator>
    <dc:date>2007-07-14T00:44:22</dc:date>
    <dc:language>de-DE</dc:language>
    <meta:editing-cycles>164</meta:editing-cycles>
    <meta:editing-duration>P9DT13H53M28S</meta:editing-duration>
    <meta:user-defined meta:name="Info 1"/>
    <meta:user-defined meta:name="Info 2"/>
    <meta:user-defined meta:name="Info 3"/>
    <meta:user-defined meta:name="Info 4"/>
    <meta:document-statistic meta:table-count="3" meta:cell-count="4601"/>
  </office:meta>
</office:document-meta>
</file>